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.279cm" fo:margin-bottom="0.279cm" loext:contextual-spacing="false" fo:text-align="justify" style:justify-single-word="false" fo:background-color="#ffffff" style:vertical-align="baseline"/>
      <style:text-properties style:font-name="Times new roman" fo:font-size="14pt" officeooo:paragraph-rsid="001d50f7" style:font-size-asian="14pt" style:font-size-complex="14pt"/>
    </style:style>
    <style:style style:name="P2" style:family="paragraph" style:parent-style-name="Normal_20__28_Web_29_">
      <loext:graphic-properties draw:fill="solid" draw:fill-color="#ffffff"/>
      <style:paragraph-properties fo:margin-top="0.279cm" fo:margin-bottom="0.279cm" loext:contextual-spacing="false" fo:text-align="justify" style:justify-single-word="false" fo:background-color="#ffffff" style:vertical-align="baseline"/>
      <style:text-properties fo:color="#000000" style:font-name="Times new roman" fo:font-size="14pt" officeooo:rsid="00160379" officeooo:paragraph-rsid="001d50f7" style:font-size-asian="14pt" style:font-name-complex="Times New Roman1" style:font-size-complex="14pt"/>
    </style:style>
    <style:style style:name="P3" style:family="paragraph" style:parent-style-name="Normal_20__28_Web_29_">
      <loext:graphic-properties draw:fill="solid" draw:fill-color="#ffffff"/>
      <style:paragraph-properties fo:margin-top="0.279cm" fo:margin-bottom="0.279cm" loext:contextual-spacing="false" fo:text-align="justify" style:justify-single-word="false" fo:background-color="#ffffff" style:vertical-align="baseline"/>
      <style:text-properties fo:color="#000000" style:font-name="Times new roman" fo:font-size="14pt" fo:font-weight="bold" officeooo:rsid="00160379" officeooo:paragraph-rsid="001d50f7" style:font-size-asian="14pt" style:font-weight-asian="bold" style:font-name-complex="Times New Roman1" style:font-size-complex="14pt" style:font-weight-complex="bold"/>
    </style:style>
    <style:style style:name="P4" style:family="paragraph" style:parent-style-name="Text_20_body">
      <loext:graphic-properties draw:fill="solid" draw:fill-color="#ffffff"/>
      <style:paragraph-properties fo:margin-top="0.279cm" fo:margin-bottom="0.279cm" loext:contextual-spacing="false" fo:text-align="justify" style:justify-single-word="false" fo:background-color="#ffffff" style:vertical-align="baseline"/>
      <style:text-properties fo:font-variant="normal" fo:text-transform="none" fo:color="#000000" style:font-name="Times new roman" fo:font-size="14pt" fo:letter-spacing="normal" fo:font-style="normal" fo:font-weight="normal" officeooo:rsid="00160379" officeooo:paragraph-rsid="001d50f7" style:font-size-asian="14pt" style:font-name-complex="Times New Roman1" style:font-size-complex="14pt"/>
    </style:style>
    <style:style style:name="P5" style:family="paragraph" style:parent-style-name="Text_20_body" style:list-style-name="L1">
      <style:paragraph-properties fo:margin-left="0cm" fo:margin-right="0cm" fo:margin-top="0.106cm" fo:margin-bottom="0.106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normal" officeooo:paragraph-rsid="001d50f7" style:font-size-asian="14pt" style:font-size-complex="14pt"/>
    </style:style>
    <style:style style:name="P6" style:family="paragraph" style:parent-style-name="Text_20_body" style:list-style-name="L1">
      <style:paragraph-properties fo:margin-left="0cm" fo:margin-right="0cm" fo:margin-top="0.106cm" fo:margin-bottom="0.106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normal" officeooo:rsid="003b1dc2" officeooo:paragraph-rsid="001d50f7" style:font-size-asian="14pt" style:font-size-complex="14pt"/>
    </style:style>
    <style:style style:name="T1" style:family="text">
      <style:text-properties fo:color="#000000" officeooo:rsid="00160379" style:font-name-complex="Times New Roman1"/>
    </style:style>
    <style:style style:name="T2" style:family="text">
      <style:text-properties fo:color="#000000" officeooo:rsid="0018db11" style:font-name-complex="Times New Roman1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60379"/>
    </style:style>
    <style:style style:name="T5" style:family="text">
      <style:text-properties fo:font-variant="normal" fo:text-transform="none" fo:letter-spacing="normal" fo:font-style="normal" fo:font-weight="normal" officeooo:rsid="003b1dc2"/>
    </style:style>
    <style:style style:name="T6" style:family="text">
      <style:text-properties officeooo:rsid="003b1dc2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NKING NATIONS BASED ON SPORTS</text:p>
      <text:p text:style-name="P2"/>
      <text:p text:style-name="P3">Concept:</text:p>
      <text:p text:style-name="P2">Across the world over 250 nations <text:s/>participate in a sport which happens throughout the year. An advertising company is intereted in selecting few players from the current top ranking teams for advertising a new launch. A special team was set up by the company, which collected data f<text:span text:style-name="T6">or a lot of years.</text:span></text:p>
      <text:p text:style-name="P3">Content:</text:p>
      <text:p text:style-name="P4">The data set contains the following features:</text:p>
      <text:list xml:id="list4263650986423259339" text:style-name="L1">
        <text:list-item>
          <text:list>
            <text:list-item>
              <text:p text:style-name="P5">Rank</text:p>
            </text:list-item>
            <text:list-item>
              <text:p text:style-name="P5">Country</text:p>
            </text:list-item>
            <text:list-item>
              <text:p text:style-name="P5">Country Abbreviation</text:p>
            </text:list-item>
            <text:list-item>
              <text:p text:style-name="P5">Total Points</text:p>
            </text:list-item>
            <text:list-item>
              <text:p text:style-name="P5">Previous Points</text:p>
            </text:list-item>
            <text:list-item>
              <text:p text:style-name="P5">Rank Change</text:p>
            </text:list-item>
            <text:list-item>
              <text:p text:style-name="P6">Curr_year avg</text:p>
            </text:list-item>
          </text:list>
        </text:list-item>
      </text:list>
      <text:p text:style-name="P1"><text:span text:style-name="T1">Based on the above data, generate a model with high accuracy </text:span><text:span text:style-name="T2">which </text:span><text:span text:style-name="T1">helps to predict the ranks of the teams in 2018. </text:span><text:span text:style-name="T3">Wh</text:span><text:span text:style-name="T4">ich</text:span><text:span text:style-name="T3"> are the most consistent teams </text:span><text:span text:style-name="T5">in 2018? Which are the teams who will improve the most?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7:15:02.964496215</meta:creation-date>
    <dc:date>2018-10-26T17:15:17.943089295</dc:date>
    <meta:editing-duration>PT15S</meta:editing-duration>
    <meta:editing-cycles>1</meta:editing-cycles>
    <meta:document-statistic meta:table-count="0" meta:image-count="0" meta:object-count="0" meta:page-count="1" meta:paragraph-count="13" meta:word-count="124" meta:character-count="690" meta:non-whitespace-character-count="584"/>
    <meta:generator>LibreOffice/5.1.6.2$Linux_X86_64 LibreOffice_project/10m0$Build-2</meta:generator>
  </office:meta>
</office:document-meta>
</file>